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opacity="50%" draw:opacity="60%" draw:textarea-horizontal-align="justify" draw:textarea-vertical-align="middle" draw:auto-grow-height="false" fo:min-height="3.306cm" fo:min-width="3.183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margin-top="0cm" fo:margin-bottom="0.254cm"/>
      <style:text-properties fo:font-size="12pt"/>
    </style:style>
    <style:style style:name="P5" style:family="paragraph">
      <loext:graphic-properties draw:fill="none" draw:fill-color="#ffffff"/>
      <style:paragraph-properties fo:margin-top="0cm" fo:margin-bottom="0.254cm"/>
      <style:text-properties fo:font-size="12pt"/>
    </style:style>
    <style:style style:name="P6" style:family="paragraph">
      <loext:graphic-properties draw:opacity="6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72cm" svg:y1="5.445cm" svg:x2="5.572cm" svg:y2="14.208cm">
          <text:p/>
        </draw:line>
        <draw:line draw:style-name="gr1" draw:text-style-name="P1" draw:layer="layout" svg:x1="6.307cm" svg:y1="5.445cm" svg:x2="6.307cm" svg:y2="14.208cm">
          <text:p/>
        </draw:line>
        <draw:line draw:style-name="gr1" draw:text-style-name="P1" draw:layer="layout" svg:x1="6.996cm" svg:y1="5.446cm" svg:x2="6.996cm" svg:y2="14.209cm">
          <text:p/>
        </draw:line>
        <draw:line draw:style-name="gr1" draw:text-style-name="P1" draw:layer="layout" svg:x1="7.731cm" svg:y1="5.446cm" svg:x2="7.731cm" svg:y2="14.209cm">
          <text:p/>
        </draw:line>
        <draw:line draw:style-name="gr1" draw:text-style-name="P1" draw:layer="layout" svg:x1="8.493cm" svg:y1="5.445cm" svg:x2="8.493cm" svg:y2="14.208cm">
          <text:p/>
        </draw:line>
        <draw:line draw:style-name="gr1" draw:text-style-name="P1" draw:layer="layout" svg:x1="9.228cm" svg:y1="5.445cm" svg:x2="9.228cm" svg:y2="14.208cm">
          <text:p/>
        </draw:line>
        <draw:line draw:style-name="gr2" draw:text-style-name="P1" draw:layer="layout" svg:x1="9.917cm" svg:y1="5.446cm" svg:x2="9.917cm" svg:y2="14.209cm">
          <text:p/>
        </draw:line>
        <draw:line draw:style-name="gr1" draw:text-style-name="P1" draw:layer="layout" svg:x1="10.652cm" svg:y1="5.446cm" svg:x2="10.652cm" svg:y2="14.209cm">
          <text:p/>
        </draw:line>
        <draw:line draw:style-name="gr1" draw:text-style-name="P1" draw:layer="layout" svg:x1="11.414cm" svg:y1="5.445cm" svg:x2="11.414cm" svg:y2="14.208cm">
          <text:p/>
        </draw:line>
        <draw:line draw:style-name="gr1" draw:text-style-name="P1" draw:layer="layout" svg:x1="12.149cm" svg:y1="5.445cm" svg:x2="12.149cm" svg:y2="14.208cm">
          <text:p/>
        </draw:line>
        <draw:line draw:style-name="gr1" draw:text-style-name="P1" draw:layer="layout" svg:x1="12.838cm" svg:y1="5.446cm" svg:x2="12.838cm" svg:y2="14.209cm">
          <text:p/>
        </draw:line>
        <draw:line draw:style-name="gr1" draw:text-style-name="P1" draw:layer="layout" svg:x1="13.573cm" svg:y1="5.446cm" svg:x2="13.573cm" svg:y2="14.209cm">
          <text:p/>
        </draw:line>
        <draw:line draw:style-name="gr1" draw:text-style-name="P1" draw:layer="layout" svg:x1="14.335cm" svg:y1="5.445cm" svg:x2="14.335cm" svg:y2="14.208cm">
          <text:p/>
        </draw:line>
        <draw:line draw:style-name="gr1" draw:text-style-name="P1" draw:layer="layout" svg:x1="15.07cm" svg:y1="5.445cm" svg:x2="15.07cm" svg:y2="14.208cm">
          <text:p/>
        </draw:line>
        <draw:line draw:style-name="gr1" draw:text-style-name="P1" draw:layer="layout" svg:x1="15.759cm" svg:y1="5.446cm" svg:x2="15.759cm" svg:y2="14.209cm">
          <text:p/>
        </draw:line>
        <draw:line draw:style-name="gr1" draw:text-style-name="P1" draw:layer="layout" svg:x1="16.494cm" svg:y1="5.446cm" svg:x2="16.494cm" svg:y2="14.209cm">
          <text:p/>
        </draw:line>
        <draw:line draw:style-name="gr1" draw:text-style-name="P1" draw:layer="layout" svg:x1="6.651cm" svg:y1="15.288cm" svg:x2="15.414cm" svg:y2="15.288cm">
          <text:p/>
        </draw:line>
        <draw:line draw:style-name="gr1" draw:text-style-name="P1" draw:layer="layout" svg:x1="6.651cm" svg:y1="14.553cm" svg:x2="15.414cm" svg:y2="14.553cm">
          <text:p/>
        </draw:line>
        <draw:line draw:style-name="gr1" draw:text-style-name="P1" draw:layer="layout" svg:x1="6.652cm" svg:y1="13.864cm" svg:x2="15.415cm" svg:y2="13.864cm">
          <text:p/>
        </draw:line>
        <draw:line draw:style-name="gr1" draw:text-style-name="P1" draw:layer="layout" svg:x1="6.652cm" svg:y1="13.129cm" svg:x2="15.415cm" svg:y2="13.129cm">
          <text:p/>
        </draw:line>
        <draw:line draw:style-name="gr1" draw:text-style-name="P1" draw:layer="layout" svg:x1="6.651cm" svg:y1="12.367cm" svg:x2="15.414cm" svg:y2="12.367cm">
          <text:p/>
        </draw:line>
        <draw:line draw:style-name="gr2" draw:text-style-name="P1" draw:layer="layout" svg:x1="6.651cm" svg:y1="11.632cm" svg:x2="15.414cm" svg:y2="11.632cm">
          <text:p/>
        </draw:line>
        <draw:line draw:style-name="gr1" draw:text-style-name="P1" draw:layer="layout" svg:x1="6.652cm" svg:y1="10.943cm" svg:x2="15.415cm" svg:y2="10.943cm">
          <text:p/>
        </draw:line>
        <draw:line draw:style-name="gr1" draw:text-style-name="P1" draw:layer="layout" svg:x1="6.652cm" svg:y1="10.208cm" svg:x2="15.415cm" svg:y2="10.208cm">
          <text:p/>
        </draw:line>
        <draw:line draw:style-name="gr1" draw:text-style-name="P1" draw:layer="layout" svg:x1="6.651cm" svg:y1="9.446cm" svg:x2="15.414cm" svg:y2="9.446cm">
          <text:p/>
        </draw:line>
        <draw:line draw:style-name="gr1" draw:text-style-name="P1" draw:layer="layout" svg:x1="6.651cm" svg:y1="8.711cm" svg:x2="15.414cm" svg:y2="8.711cm">
          <text:p/>
        </draw:line>
        <draw:line draw:style-name="gr1" draw:text-style-name="P1" draw:layer="layout" svg:x1="6.652cm" svg:y1="8.022cm" svg:x2="15.415cm" svg:y2="8.022cm">
          <text:p/>
        </draw:line>
        <draw:line draw:style-name="gr1" draw:text-style-name="P1" draw:layer="layout" svg:x1="6.652cm" svg:y1="7.287cm" svg:x2="15.415cm" svg:y2="7.287cm">
          <text:p/>
        </draw:line>
        <draw:line draw:style-name="gr1" draw:text-style-name="P1" draw:layer="layout" svg:x1="6.651cm" svg:y1="6.525cm" svg:x2="15.414cm" svg:y2="6.525cm">
          <text:p/>
        </draw:line>
        <draw:line draw:style-name="gr1" draw:text-style-name="P1" draw:layer="layout" svg:x1="6.651cm" svg:y1="5.79cm" svg:x2="15.414cm" svg:y2="5.79cm">
          <text:p/>
        </draw:line>
        <draw:line draw:style-name="gr1" draw:text-style-name="P1" draw:layer="layout" svg:x1="6.652cm" svg:y1="5.101cm" svg:x2="15.415cm" svg:y2="5.101cm">
          <text:p/>
        </draw:line>
        <draw:line draw:style-name="gr1" draw:text-style-name="P1" draw:layer="layout" svg:x1="6.652cm" svg:y1="4.366cm" svg:x2="15.415cm" svg:y2="4.366cm">
          <text:p/>
        </draw:line>
        <draw:frame draw:style-name="gr3" draw:text-style-name="P3" draw:layer="layout" svg:width="6.59cm" svg:height="0.725cm" svg:x="8.293cm" svg:y="11.668cm">
          <draw:text-box>
            <text:p text:style-name="P2">-2 <text:s text:c="2"/>-1 <text:s text:c="3"/>0 <text:s text:c="3"/>1 <text:s text:c="3"/>2 <text:s text:c="3"/>3 <text:s text:c="3"/>4 <text:s text:c="3"/>5 <text:s text:c="3"/>6</text:p>
          </draw:text-box>
        </draw:frame>
        <draw:frame draw:style-name="gr3" draw:text-style-name="P5" draw:layer="layout" svg:width="0.739cm" svg:height="4.365cm" svg:x="9.155cm" svg:y="7.303cm">
          <draw:text-box>
            <text:p text:style-name="P4">5</text:p>
            <text:p text:style-name="P4">4</text:p>
            <text:p text:style-name="P4">3</text:p>
            <text:p text:style-name="P4">2</text:p>
            <text:p text:style-name="P4">1</text:p>
            <text:p text:style-name="P4">0</text:p>
          </draw:text-box>
        </draw:frame>
        <draw:custom-shape draw:style-name="gr4" draw:text-style-name="P6" draw:layer="layout" svg:width="3.683cm" svg:height="3.556cm" svg:x="10.652cm" svg:y="7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508cm" svg:x="10.779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508cm" svg:height="0.508cm" svg:x="12.27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508cm" svg:height="0.508cm" svg:x="13.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7:43:05.949456632</meta:creation-date>
    <dc:date>2020-07-17T17:49:54.014639205</dc:date>
    <meta:editing-duration>PT6M48S</meta:editing-duration>
    <meta:editing-cycles>1</meta:editing-cycles>
    <meta:document-statistic meta:object-count="38"/>
    <meta:generator>LibreOffice/6.4.4.2$Linux_X86_64 LibreOffice_project/40$Build-2</meta:generator>
  </office:meta>
</office:document-meta>
</file>